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2.2307in"/>
    </style:style>
    <style:style style:name="co4" style:family="table-column">
      <style:table-column-properties fo:break-before="auto" style:column-width="2.6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3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47n</text:p>
          </table:table-cell>
          <table:table-cell office:value-type="string">
            <text:p>C-EUC0805</text:p>
          </table:table-cell>
          <table:table-cell office:value-type="string">
            <text:p>C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 office:value-type="string">
            <text:p>C-EUC0805</text:p>
          </table:table-cell>
          <table:table-cell office:value-type="string">
            <text:p>C1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47n</text:p>
          </table:table-cell>
          <table:table-cell office:value-type="string">
            <text:p>C-EUC1206</text:p>
          </table:table-cell>
          <table:table-cell office:value-type="string">
            <text:p>C2, C9, C13, C18, C1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u/100V</text:p>
          </table:table-cell>
          <table:table-cell office:value-type="string">
            <text:p>C-EUC1206</text:p>
          </table:table-cell>
          <table:table-cell office:value-type="string">
            <text:p>C2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47p</text:p>
          </table:table-cell>
          <table:table-cell office:value-type="string">
            <text:p>C-EUC0805</text:p>
          </table:table-cell>
          <table:table-cell office:value-type="string">
            <text:p>C22, C2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0n</text:p>
          </table:table-cell>
          <table:table-cell office:value-type="string">
            <text:p>C-EUC0805</text:p>
          </table:table-cell>
          <table:table-cell office:value-type="string">
            <text:p>C23, C55, C69, C7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string">
            <text:p>2n2</text:p>
          </table:table-cell>
          <table:table-cell office:value-type="string">
            <text:p>C-EUC0805</text:p>
          </table:table-cell>
          <table:table-cell office:value-type="string">
            <text:p>C24, C25, C26, C29, C7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220p</text:p>
          </table:table-cell>
          <table:table-cell office:value-type="string">
            <text:p>C-EUC0805</text:p>
          </table:table-cell>
          <table:table-cell office:value-type="string">
            <text:p>C2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0u</text:p>
          </table:table-cell>
          <table:table-cell office:value-type="string">
            <text:p>C-EUC1206</text:p>
          </table:table-cell>
          <table:table-cell office:value-type="string">
            <text:p>C3, C10, C48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1n</text:p>
          </table:table-cell>
          <table:table-cell office:value-type="string">
            <text:p>C-EUC0805</text:p>
          </table:table-cell>
          <table:table-cell office:value-type="string">
            <text:p>C32, C35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string">
            <text:p>100n</text:p>
          </table:table-cell>
          <table:table-cell office:value-type="string">
            <text:p>C-EUC0603</text:p>
          </table:table-cell>
          <table:table-cell office:value-type="string">
            <text:p>C4, C6, C7, C8, C12, C14, C15, C16, C17, C20, C30, C31, C33, C34, C36, C37, C38, C39, C40, C41, C42, C45, C46, C49, C52, C58, C60, C62, C64, C65, C6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10n</text:p>
          </table:table-cell>
          <table:table-cell office:value-type="string">
            <text:p>C-EUC0603</text:p>
          </table:table-cell>
          <table:table-cell office:value-type="string">
            <text:p>C43, C4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u</text:p>
          </table:table-cell>
          <table:table-cell office:value-type="string">
            <text:p>C-EUC0805</text:p>
          </table:table-cell>
          <table:table-cell office:value-type="string">
            <text:p>C47, C51, C59, C61, C6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4u7</text:p>
          </table:table-cell>
          <table:table-cell office:value-type="string">
            <text:p>ECAP1206 Tant.</text:p>
          </table:table-cell>
          <table:table-cell office:value-type="string">
            <text:p>C5, C50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office:value-type="string">
            <text:p>3n3</text:p>
          </table:table-cell>
          <table:table-cell office:value-type="string">
            <text:p>C-EUC0805</text:p>
          </table:table-cell>
          <table:table-cell office:value-type="string">
            <text:p>C53, C54, C56, C5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N.C.</text:p>
          </table:table-cell>
          <table:table-cell office:value-type="string">
            <text:p>C-EUC0805</text:p>
          </table:table-cell>
          <table:table-cell office:value-type="string">
            <text:p>C66, C68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10n/200V</text:p>
          </table:table-cell>
          <table:table-cell office:value-type="string">
            <text:p>C-EUC1206</text:p>
          </table:table-cell>
          <table:table-cell office:value-type="string">
            <text:p>C70, C7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470n</text:p>
          </table:table-cell>
          <table:table-cell office:value-type="string">
            <text:p>C-EUC1206</text:p>
          </table:table-cell>
          <table:table-cell office:value-type="string">
            <text:p>C72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HHXC630ARA330MHA0G</text:p>
          </table:table-cell>
          <table:table-cell office:value-type="string">
            <text:p>ECAPSMD8.3MM/HA0</text:p>
          </table:table-cell>
          <table:table-cell office:value-type="string">
            <text:p>C7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string">
            <text:p>1N5819HW-7-F</text:p>
          </table:table-cell>
          <table:table-cell office:value-type="string">
            <text:p>DIODE-SOD323-W</text:p>
          </table:table-cell>
          <table:table-cell office:value-type="string">
            <text:p>D1, D2, D3, D4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K55</text:p>
          </table:table-cell>
          <table:table-cell office:value-type="string">
            <text:p>SCHOTTKYSMB</text:p>
          </table:table-cell>
          <table:table-cell office:value-type="string">
            <text:p>D15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K10100D1-DIO</text:p>
          </table:table-cell>
          <table:table-cell office:value-type="string">
            <text:p>SCHOTTKY-DUAL_A_L</text:p>
          </table:table-cell>
          <table:table-cell office:value-type="string">
            <text:p>D20</text:p>
          </table:table-cell>
        </table:table-row>
        <table:table-row table:style-name="ro4"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string">
            <text:p>BAS316</text:p>
          </table:table-cell>
          <table:table-cell office:value-type="string">
            <text:p>DIODESOD323R</text:p>
          </table:table-cell>
          <table:table-cell office:value-type="string">
            <text:p>D5, D6, D7, D8, D9, D10, D11, D12, D13, D14, D16, D17, D18, D19, D21, D22, D2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ZH32/7A</text:p>
          </table:table-cell>
          <table:table-cell office:value-type="string">
            <text:p>ZH32</text:p>
          </table:table-cell>
          <table:table-cell office:value-type="string">
            <text:p>F1, F2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BLM18AG102SH1D</text:p>
          </table:table-cell>
          <table:table-cell office:value-type="string">
            <text:p>FERRITE_BEAD0603</text:p>
          </table:table-cell>
          <table:table-cell office:value-type="string">
            <text:p>FB1, FB2, FB3, FB4, FB5, FB8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BLM41PG600SN1L</text:p>
          </table:table-cell>
          <table:table-cell office:value-type="string">
            <text:p>L-EUL1812</text:p>
          </table:table-cell>
          <table:table-cell office:value-type="string">
            <text:p>FB6, FB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LP2951</text:p>
          </table:table-cell>
          <table:table-cell office:value-type="string">
            <text:p>LP2951SO8</text:p>
          </table:table-cell>
          <table:table-cell office:value-type="string">
            <text:p>IC1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float" office:value="1">
            <text:p>1</text:p>
          </table:table-cell>
          <table:table-cell office:value-type="string">
            <text:p>OPA4197IDR</text:p>
          </table:table-cell>
          <table:table-cell office:value-type="string">
            <text:p>TL074SOIC14</text:p>
          </table:table-cell>
          <table:table-cell office:value-type="string">
            <text:p>IC1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MC33272ADR2G</text:p>
          </table:table-cell>
          <table:table-cell office:value-type="string">
            <text:p>TL072SOIC8</text:p>
          </table:table-cell>
          <table:table-cell office:value-type="string">
            <text:p>IC1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C33274ADR2G</text:p>
          </table:table-cell>
          <table:table-cell office:value-type="string">
            <text:p>TL074SOIC14</text:p>
          </table:table-cell>
          <table:table-cell office:value-type="string">
            <text:p>IC1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74HC4066PW</text:p>
          </table:table-cell>
          <table:table-cell office:value-type="string">
            <text:p>IC1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74AUP1G74DC.125</text:p>
          </table:table-cell>
          <table:table-cell office:value-type="string">
            <text:p>SN74LVC1G74DCTR-VSSOP</text:p>
          </table:table-cell>
          <table:table-cell office:value-type="string">
            <text:p>IC14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MCP23S17-E/SS</text:p>
          </table:table-cell>
          <table:table-cell office:value-type="string">
            <text:p>MCP23S17-E/SSSSOP</text:p>
          </table:table-cell>
          <table:table-cell office:value-type="string">
            <text:p>IC1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REF5025AIDR</text:p>
          </table:table-cell>
          <table:table-cell office:value-type="string">
            <text:p>REF50XX</text:p>
          </table:table-cell>
          <table:table-cell office:value-type="string">
            <text:p>IC1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AC8552IDGKR</text:p>
          </table:table-cell>
          <table:table-cell office:value-type="string">
            <text:p>DAC8552_DGK_8M</text:p>
          </table:table-cell>
          <table:table-cell office:value-type="string">
            <text:p>IC17</text:p>
          </table:table-cell>
        </table:table-row>
        <table:table-row table:style-name="ro3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SN74LVC1G3157DCKR</text:p>
          </table:table-cell>
          <table:table-cell office:value-type="string">
            <text:p>SN74LVC1G3157-DCK</text:p>
          </table:table-cell>
          <table:table-cell office:value-type="string">
            <text:p>IC1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ADS1120IPWR</text:p>
          </table:table-cell>
          <table:table-cell office:value-type="string">
            <text:p>ADS1120TSSOP-16</text:p>
          </table:table-cell>
          <table:table-cell office:value-type="string">
            <text:p>IC1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SI8641BB-B-IS1</text:p>
          </table:table-cell>
          <table:table-cell office:value-type="string">
            <text:p>SI8641NSOIC-16</text:p>
          </table:table-cell>
          <table:table-cell office:value-type="string">
            <text:p>IC2, IC5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LM339D</text:p>
          </table:table-cell>
          <table:table-cell office:value-type="string">
            <text:p>LM339SO14</text:p>
          </table:table-cell>
          <table:table-cell office:value-type="string">
            <text:p>IC2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LM211PWR</text:p>
          </table:table-cell>
          <table:table-cell office:value-type="string">
            <text:p>LM211</text:p>
          </table:table-cell>
          <table:table-cell office:value-type="string">
            <text:p>IC21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SN74LVC1G139DCUR</text:p>
          </table:table-cell>
          <table:table-cell office:value-type="string">
            <text:p>SN74LVC1G139-VSSOP</text:p>
          </table:table-cell>
          <table:table-cell office:value-type="string">
            <text:p>IC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MC79L05</text:p>
          </table:table-cell>
          <table:table-cell office:value-type="string">
            <text:p>MC79LXXSOIC</text:p>
          </table:table-cell>
          <table:table-cell office:value-type="string">
            <text:p>IC4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AT24C04D-SSHM-T</text:p>
          </table:table-cell>
          <table:table-cell office:value-type="string">
            <text:p>AT24CXXSOIC8</text:p>
          </table:table-cell>
          <table:table-cell office:value-type="string">
            <text:p>IC6</text:p>
          </table:table-cell>
        </table:table-row>
        <table:table-row table:style-name="ro1">
          <table:table-cell office:value-type="string">
            <text:p>TI</text:p>
          </table:table-cell>
          <table:table-cell office:value-type="float" office:value="1">
            <text:p>1</text:p>
          </table:table-cell>
          <table:table-cell office:value-type="string">
            <text:p>TMP1075AIDGK</text:p>
          </table:table-cell>
          <table:table-cell office:value-type="string">
            <text:p>TMPX75DGK</text:p>
          </table:table-cell>
          <table:table-cell office:value-type="string">
            <text:p>IC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TL072D</text:p>
          </table:table-cell>
          <table:table-cell office:value-type="string">
            <text:p>TL072SOIC8</text:p>
          </table:table-cell>
          <table:table-cell office:value-type="string">
            <text:p>IC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C33274ADR2G</text:p>
          </table:table-cell>
          <table:table-cell office:value-type="string">
            <text:p>TL072SOIC8</text:p>
          </table:table-cell>
          <table:table-cell office:value-type="string">
            <text:p>IC9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FCR7350R</text:p>
          </table:table-cell>
          <table:table-cell office:value-type="string">
            <text:p>BINDING_POSTCLIFF</text:p>
          </table:table-cell>
          <table:table-cell office:value-type="string">
            <text:p>J1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FCR7350B</text:p>
          </table:table-cell>
          <table:table-cell office:value-type="string">
            <text:p>BINDING_POSTCLIFF</text:p>
          </table:table-cell>
          <table:table-cell office:value-type="string">
            <text:p>J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G6K-2F-5DC</text:p>
          </table:table-cell>
          <table:table-cell office:value-type="string">
            <text:p>G6K-2F</text:p>
          </table:table-cell>
          <table:table-cell office:value-type="string">
            <text:p>K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PCB-MB</text:p>
          </table:table-cell>
          <table:table-cell office:value-type="string">
            <text:p>KK1, KK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L-42WUM/1EGWT</text:p>
          </table:table-cell>
          <table:table-cell office:value-type="string">
            <text:p>LED_L-42WUM/1EGWT</text:p>
          </table:table-cell>
          <table:table-cell office:value-type="string">
            <text:p>LED1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office:value-type="string">
            <text:p>L-934EB/2ID</text:p>
          </table:table-cell>
          <table:table-cell office:value-type="string">
            <text:p>LED_L-934EB/2ID</text:p>
          </table:table-cell>
          <table:table-cell office:value-type="string">
            <text:p>LED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L-934EB/1Y1ID-RV</text:p>
          </table:table-cell>
          <table:table-cell office:value-type="string">
            <text:p>LED_L-934EB/1Y1ID-RV</text:p>
          </table:table-cell>
          <table:table-cell office:value-type="string">
            <text:p>LED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OSY5LU3E34X-3F1A</text:p>
          </table:table-cell>
          <table:table-cell office:value-type="string">
            <text:p>LEDOSG8</text:p>
          </table:table-cell>
          <table:table-cell office:value-type="string">
            <text:p>LED4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IRFP250MPBF</text:p>
          </table:table-cell>
          <table:table-cell office:value-type="string">
            <text:p>IRFP240MIRROR2</text:p>
          </table:table-cell>
          <table:table-cell office:value-type="string">
            <text:p>Q1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PSMN0R9-25YLC</text:p>
          </table:table-cell>
          <table:table-cell office:value-type="string">
            <text:p>N-MOSFETLFPAK</text:p>
          </table:table-cell>
          <table:table-cell office:value-type="string">
            <text:p>Q11, Q12, Q1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2N7002</text:p>
          </table:table-cell>
          <table:table-cell office:value-type="string">
            <text:p>Q14, Q15, Q18, Q21, Q23, Q24, Q3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BSS84P</text:p>
          </table:table-cell>
          <table:table-cell office:value-type="string">
            <text:p>IRLML2246TRPBF</text:p>
          </table:table-cell>
          <table:table-cell office:value-type="string">
            <text:p>Q19, Q3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BCP56-16.115</text:p>
          </table:table-cell>
          <table:table-cell office:value-type="string">
            <text:p>BCP56</text:p>
          </table:table-cell>
          <table:table-cell office:value-type="string">
            <text:p>Q2, Q4, Q6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BTA26-600</text:p>
          </table:table-cell>
          <table:table-cell office:value-type="string">
            <text:p>BTA41-2</text:p>
          </table:table-cell>
          <table:table-cell office:value-type="string">
            <text:p>Q20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BC856C</text:p>
          </table:table-cell>
          <table:table-cell office:value-type="string">
            <text:p>BC857C-PNP-SOT23-BEC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STF10P6F6</text:p>
          </table:table-cell>
          <table:table-cell office:value-type="string">
            <text:p>P-MOSFETMIRROR2</text:p>
          </table:table-cell>
          <table:table-cell office:value-type="string">
            <text:p>Q5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string">
            <text:p>MMBT5401</text:p>
          </table:table-cell>
          <table:table-cell office:value-type="string">
            <text:p>BC857B-PNP-SOT23-BEC</text:p>
          </table:table-cell>
          <table:table-cell office:value-type="string">
            <text:p>Q7, Q8, Q16, Q17, Q27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string">
            <text:p>MMBT5551</text:p>
          </table:table-cell>
          <table:table-cell office:value-type="string">
            <text:p>MMBT5551LT1-NPN-SOT23-BEC</text:p>
          </table:table-cell>
          <table:table-cell office:value-type="string">
            <text:p>Q9, Q10, Q22, Q25, Q26, Q28, Q29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string">
            <text:p>R1, R88, R91, R137</text:p>
          </table:table-cell>
        </table:table-row>
        <table:table-row table:style-name="ro4"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string">
            <text:p>1K</text:p>
          </table:table-cell>
          <table:table-cell office:value-type="string">
            <text:p>R-EU_R0805</text:p>
          </table:table-cell>
          <table:table-cell office:value-type="string">
            <text:p>R10, R23, R44, R47, R48, R49, R68, R76, R78, R82, R86, R109, R114, R122, R127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10R</text:p>
          </table:table-cell>
          <table:table-cell office:value-type="string">
            <text:p>R-EU_R0805</text:p>
          </table:table-cell>
          <table:table-cell office:value-type="string">
            <text:p>R10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3R9/2W</text:p>
          </table:table-cell>
          <table:table-cell office:value-type="string">
            <text:p>R-EU_R2512</text:p>
          </table:table-cell>
          <table:table-cell office:value-type="string">
            <text:p>R11, R12</text:p>
          </table:table-cell>
        </table:table-row>
        <table:table-row table:style-name="ro3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AC01000001007JA100</text:p>
          </table:table-cell>
          <table:table-cell office:value-type="string">
            <text:p>R-EU_0411/15</text:p>
          </table:table-cell>
          <table:table-cell office:value-type="string">
            <text:p>R11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6R8</text:p>
          </table:table-cell>
          <table:table-cell office:value-type="string">
            <text:p>R-EU_R0805</text:p>
          </table:table-cell>
          <table:table-cell office:value-type="string">
            <text:p>R116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330R</text:p>
          </table:table-cell>
          <table:table-cell office:value-type="string">
            <text:p>R-EU_R0805</text:p>
          </table:table-cell>
          <table:table-cell office:value-type="string">
            <text:p>R123, R134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750R</text:p>
          </table:table-cell>
          <table:table-cell office:value-type="string">
            <text:p>R-EU_R0805</text:p>
          </table:table-cell>
          <table:table-cell office:value-type="string">
            <text:p>R13, R28, R108, R126, R132</text:p>
          </table:table-cell>
        </table:table-row>
        <table:table-row table:style-name="ro3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2K2</text:p>
          </table:table-cell>
          <table:table-cell office:value-type="string">
            <text:p>R-EU_R0805</text:p>
          </table:table-cell>
          <table:table-cell office:value-type="string">
            <text:p>R15, R16, R27, R42, R56, R57, R111, R128</text:p>
          </table:table-cell>
        </table:table-row>
        <table:table-row table:style-name="ro3"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string">
            <text:p>220R</text:p>
          </table:table-cell>
          <table:table-cell office:value-type="string">
            <text:p>R-EU_R0805</text:p>
          </table:table-cell>
          <table:table-cell office:value-type="string">
            <text:p>R17, R19, R20, R26, R32, R41, R94, R95, R98, R99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5K6</text:p>
          </table:table-cell>
          <table:table-cell office:value-type="string">
            <text:p>R-EU_R0805</text:p>
          </table:table-cell>
          <table:table-cell office:value-type="string">
            <text:p>R2, R106, R120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470R</text:p>
          </table:table-cell>
          <table:table-cell office:value-type="string">
            <text:p>R-EU_R0805</text:p>
          </table:table-cell>
          <table:table-cell office:value-type="string">
            <text:p>R21, R34, R96, R97, R10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100R</text:p>
          </table:table-cell>
          <table:table-cell office:value-type="string">
            <text:p>R-EU_R0805</text:p>
          </table:table-cell>
          <table:table-cell office:value-type="string">
            <text:p>R22, R75, R81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7K5 0.1%</text:p>
          </table:table-cell>
          <table:table-cell office:value-type="string">
            <text:p>R-EU_R0805</text:p>
          </table:table-cell>
          <table:table-cell office:value-type="string">
            <text:p>R24, R3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130K 0.1%</text:p>
          </table:table-cell>
          <table:table-cell office:value-type="string">
            <text:p>R-EU_R0805</text:p>
          </table:table-cell>
          <table:table-cell office:value-type="string">
            <text:p>R29, R38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82K</text:p>
          </table:table-cell>
          <table:table-cell office:value-type="string">
            <text:p>R-EU_R0805</text:p>
          </table:table-cell>
          <table:table-cell office:value-type="string">
            <text:p>R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24K 0.1%</text:p>
          </table:table-cell>
          <table:table-cell office:value-type="string">
            <text:p>R-EU_R0805</text:p>
          </table:table-cell>
          <table:table-cell office:value-type="string">
            <text:p>R30, R39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51K</text:p>
          </table:table-cell>
          <table:table-cell office:value-type="string">
            <text:p>R-EU_R0805</text:p>
          </table:table-cell>
          <table:table-cell office:value-type="string">
            <text:p>R3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1K8</text:p>
          </table:table-cell>
          <table:table-cell office:value-type="string">
            <text:p>R-EU_R0805</text:p>
          </table:table-cell>
          <table:table-cell office:value-type="string">
            <text:p>R35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16K</text:p>
          </table:table-cell>
          <table:table-cell office:value-type="string">
            <text:p>R-EU_R0805</text:p>
          </table:table-cell>
          <table:table-cell office:value-type="string">
            <text:p>R4, R18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5K1</text:p>
          </table:table-cell>
          <table:table-cell office:value-type="string">
            <text:p>R-EU_R0805</text:p>
          </table:table-cell>
          <table:table-cell office:value-type="string">
            <text:p>R5, R104, R118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30K</text:p>
          </table:table-cell>
          <table:table-cell office:value-type="string">
            <text:p>R-EU_R0805</text:p>
          </table:table-cell>
          <table:table-cell office:value-type="string">
            <text:p>R50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7M5</text:p>
          </table:table-cell>
          <table:table-cell office:value-type="string">
            <text:p>R-EU_R0805</text:p>
          </table:table-cell>
          <table:table-cell office:value-type="string">
            <text:p>R51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3K 0.1%</text:p>
          </table:table-cell>
          <table:table-cell office:value-type="string">
            <text:p>R-EU_R0603</text:p>
          </table:table-cell>
          <table:table-cell office:value-type="string">
            <text:p>R52, R55, R58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40K2 0.1%</text:p>
          </table:table-cell>
          <table:table-cell office:value-type="string">
            <text:p>R-EU_R0603</text:p>
          </table:table-cell>
          <table:table-cell office:value-type="string">
            <text:p>R54, R69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string">
            <text:p>499K 0.1%</text:p>
          </table:table-cell>
          <table:table-cell office:value-type="string">
            <text:p>R-EU_R0603</text:p>
          </table:table-cell>
          <table:table-cell office:value-type="string">
            <text:p>R59, R70</text:p>
          </table:table-cell>
        </table:table-row>
        <table:table-row table:style-name="ro5"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string">
            <text:p>R6, R7, R8, R9, R14, R25, R33, R36, R40, R43, R45, R46, R53, R60, R64, R71, R72, R74, R77, R79, R80, R83, R84, R85, R87, R93, R101, R102, R113, R115, R117, R119, R121, R129, R130, R135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1R</text:p>
          </table:table-cell>
          <table:table-cell office:value-type="string">
            <text:p>R-EU_R0805</text:p>
          </table:table-cell>
          <table:table-cell office:value-type="string">
            <text:p>R61, R131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0R1</text:p>
          </table:table-cell>
          <table:table-cell office:value-type="string">
            <text:p>R-EU_R1206</text:p>
          </table:table-cell>
          <table:table-cell office:value-type="string">
            <text:p>R62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0R010</text:p>
          </table:table-cell>
          <table:table-cell office:value-type="string">
            <text:p>R-EU_4WIREH2728</text:p>
          </table:table-cell>
          <table:table-cell office:value-type="string">
            <text:p>R63, R73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string">
            <text:p>1K 0.1%</text:p>
          </table:table-cell>
          <table:table-cell office:value-type="string">
            <text:p>R-EU_R0603</text:p>
          </table:table-cell>
          <table:table-cell office:value-type="string">
            <text:p>R65, R66, R67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270R</text:p>
          </table:table-cell>
          <table:table-cell office:value-type="string">
            <text:p>R-EU_R0805</text:p>
          </table:table-cell>
          <table:table-cell office:value-type="string">
            <text:p>R89, R92, R107, R112, R136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47K</text:p>
          </table:table-cell>
          <table:table-cell office:value-type="string">
            <text:p>R-EU_R0805</text:p>
          </table:table-cell>
          <table:table-cell office:value-type="string">
            <text:p>R90, R105, R124, R125, R133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2">
            <text:p>2</text:p>
          </table:table-cell>
          <table:table-cell office:value-type="string">
            <text:p>DR1206-33R-4/8</text:p>
          </table:table-cell>
          <table:table-cell office:value-type="string">
            <text:p>R_ARRAY4</text:p>
          </table:table-cell>
          <table:table-cell office:value-type="string">
            <text:p>RN1, RN2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ZL263-26DG</text:p>
          </table:table-cell>
          <table:table-cell office:value-type="string">
            <text:p>SSW-113-02-T-D-RA</text:p>
          </table:table-cell>
          <table:table-cell office:value-type="string">
            <text:p>X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22-05-7085</text:p>
          </table:table-cell>
          <table:table-cell office:value-type="string">
            <text:p>SPOX_22-05-7095</text:p>
          </table:table-cell>
          <table:table-cell office:value-type="string">
            <text:p>X2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39-30-3035</text:p>
          </table:table-cell>
          <table:table-cell office:value-type="string">
            <text:p>MINIFIT_6659-3</text:p>
          </table:table-cell>
          <table:table-cell office:value-type="string">
            <text:p>X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44249">
            <text:p>1844249</text:p>
          </table:table-cell>
          <table:table-cell office:value-type="string">
            <text:p>MC1,5/5-G-3,5</text:p>
          </table:table-cell>
          <table:table-cell office:value-type="string">
            <text:p>X4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string">
            <text:p>ZL263-20DG</text:p>
          </table:table-cell>
          <table:table-cell office:value-type="string">
            <text:p>SSW-110-02-T-D-RA</text:p>
          </table:table-cell>
          <table:table-cell office:value-type="string">
            <text:p>X5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BZX384-C15</text:p>
          </table:table-cell>
          <table:table-cell office:value-type="string">
            <text:p>ZENER-DIODESOD323</text:p>
          </table:table-cell>
          <table:table-cell office:value-type="string">
            <text:p>ZD1</text:p>
          </table:table-cell>
        </table:table-row>
        <table:table-row table:style-name="ro1">
          <table:table-cell office:value-type="string">
            <text:p>OK</text:p>
          </table:table-cell>
          <table:table-cell office:value-type="float" office:value="1">
            <text:p>1</text:p>
          </table:table-cell>
          <table:table-cell office:value-type="string">
            <text:p>PDZ6.2B</text:p>
          </table:table-cell>
          <table:table-cell office:value-type="string">
            <text:p>ZENER-DIODESOD323</text:p>
          </table:table-cell>
          <table:table-cell office:value-type="string">
            <text:p>ZD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SLVU2.8-TP</text:p>
          </table:table-cell>
          <table:table-cell office:value-type="string">
            <text:p>SLVU2.8</text:p>
          </table:table-cell>
          <table:table-cell office:value-type="string">
            <text:p>ZD3</text:p>
          </table:table-cell>
        </table:table-row>
        <table:table-row table:style-name="ro6" table:number-rows-repeated="2">
          <table:table-cell table:number-columns-repeated="5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8A high braking capacity fuse</text:p>
          </table:table-cell>
          <table:table-cell office:value-type="string">
            <text:p>ESKA 522.726 </text:p>
          </table:table-cell>
          <table:table-cell/>
        </table:table-row>
        <table:table-row table:style-name="ro3" table:number-rows-repeated="1048466">
          <table:table-cell table:number-columns-repeated="5"/>
        </table:table-row>
        <table:table-row table:style-name="ro3">
          <table:table-cell table:number-columns-repeated="5"/>
        </table:table-row>
      </table:table>
      <table:database-ranges>
        <table:database-range table:target-range-address="Sheet1.B1:Sheet1.E104857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erif CJK SC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1/07/2019</text:date>, <text:time>13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7T13:21:13</dc:date>
    <dc:creator>Denis Kotlar</dc:creator>
    <meta:generator>OpenOffice/4.1.6$Unix OpenOffice.org_project/416m1$Build-9790</meta:generator>
    <meta:editing-duration>PT4H15M44S</meta:editing-duration>
    <meta:editing-cycles>33</meta:editing-cycles>
    <meta:document-statistic meta:table-count="1" meta:cell-count="520" meta:object-count="0"/>
  </office:meta>
</office:document-meta>
</file>